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16675475897432593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4516632026765155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30265770182508988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96075776856510791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95471133012944496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449770819433861252"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9266106648963823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567960827595856146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430662" text:continue-list="list79266106648963823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005054319714333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43126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2091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414940"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420851"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43158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4miles running</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865750180518152271"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3T19:18:45.57</dc:date>
    <dc:creator>James Lombardi</dc:creator>
    <meta:editing-duration>P9DT15H1M50S</meta:editing-duration>
    <meta:editing-cycles>813</meta:editing-cycles>
    <meta:generator>OpenOffice/4.1.2$Win32 OpenOffice.org_project/412m3$Build-9782</meta:generator>
    <meta:document-statistic meta:table-count="0" meta:image-count="7" meta:object-count="0" meta:page-count="92" meta:paragraph-count="2498" meta:word-count="28450" meta:character-count="145335"/>
  </office:meta>
</office:document-meta>
</file>